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A000000FAD605D5F8374BA6D4.png" manifest:media-type="image/png"/>
  <manifest:file-entry manifest:full-path="Pictures/10000201000002E6000002C9C4F2581497AB941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906cm" svg:height="9.519cm" svg:x="8.636cm" svg:y="0cm">
          <draw:image xlink:href="Pictures/10000201000002E6000002C9C4F2581497AB941B.png" xlink:type="simple" xlink:show="embed" xlink:actuate="onLoad" loext:mime-type="image/png">
            <text:p/>
          </draw:image>
        </draw:frame>
        <draw:frame draw:style-name="gr1" draw:text-style-name="P1" draw:layer="layout" svg:width="6.614cm" svg:height="6.614cm" draw:transform="rotate (0.505621884302757) translate (7.62cm 4.22cm)">
          <draw:image xlink:href="Pictures/10000201000000FA000000FAD605D5F8374BA6D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1T10:58:13.796308366</meta:creation-date>
    <dc:date>2020-08-11T11:09:10.386893314</dc:date>
    <meta:editing-duration>PT36S</meta:editing-duration>
    <meta:editing-cycles>1</meta:editing-cycles>
    <meta:document-statistic meta:object-count="25"/>
    <meta:generator>LibreOffice/6.4.3.2$Linux_X86_64 LibreOffice_project/40$Build-2</meta:generator>
  </office:meta>
</office:document-meta>
</file>